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Deadline&quot;" style:apply-style-name="Accent_20_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1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1"/>
        <table:table-column table:style-name="co1" table:default-cell-style-name="ce12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anguage suppor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1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=&quot;Deadline&quot;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8:24:30.621613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6T19:13:59.093457657</dc:date>
    <meta:editing-duration>PT6H1M23S</meta:editing-duration>
    <meta:editing-cycles>39</meta:editing-cycles>
    <meta:generator>LibreOffice/7.3.1.3$Linux_X86_64 LibreOffice_project/30$Build-3</meta:generator>
    <meta:document-statistic meta:table-count="1" meta:cell-count="166" meta:object-count="0"/>
  </office:meta>
</office:document-meta>
</file>